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PreparationException.MailPrepar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reparationException.MailPrepar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PreparationException.MailPrepa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